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1.893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in of different pars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In this file words are parsed from old parser(V1)</text:p>
          </table:table-cell>
          <table:table-cell table:style-name="ce6" office:value-type="string" calcext:value-type="string">
            <text:p>Correctness(Yes/No)</text:p>
          </table:table-cell>
          <table:table-cell table:style-name="ce6" office:value-type="string" calcext:value-type="string">
            <text:p>Comments (why No)</text:p>
          </table:table-cell>
          <table:table-cell table:style-name="ce5" office:value-type="string" calcext:value-type="string">
            <text:p>From here words are parsed from new parser(V1)</text:p>
          </table:table-cell>
          <table:table-cell table:style-name="ce6" office:value-type="string" calcext:value-type="string">
            <text:p>Correctness(Yes/No)</text:p>
          </table:table-cell>
          <table:table-cell table:style-name="ce6" office:value-type="string" calcext:value-type="string">
            <text:p>Comments (why No)</text:p>
          </table:table-cell>
        </table:table-row>
        <table:table-row table:style-name="ro1">
          <table:table-cell office:value-type="string" calcext:value-type="string">
            <text:p>আরজেডিতে(( (( "aa" ) ) (( "r" "a" ) ) (( "j" "ee" ) ) (( "dx" "i" ) ) (( "t" "ee" ) ) )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অরবিন্দ(( (( "a" ) ) (( "r" "a" ) ) (( "b" "i" "n" "d" ) ) ))</text:p>
          </table:table-cell>
          <table:table-cell table:number-columns-repeated="2"/>
          <table:table-cell office:value-type="string" calcext:value-type="string">
            <text:p>অরবিন্দ(( (( "a" "r" ) ) (( "b" "i" "n" "d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রবিন্দের(( (( "a" ) ) (( "r" "a" ) ) (( "b" "i" "n" ) ) (( "d" "ee" "r" ) ) ))</text:p>
          </table:table-cell>
          <table:table-cell table:number-columns-repeated="2"/>
          <table:table-cell office:value-type="string" calcext:value-type="string">
            <text:p>অরবিন্দের(( (( "a" "r" ) ) (( "b" "i" "n" ) ) (( "d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রলান্থা(( (( "a" ) ) (( "r" "a" ) ) (( "l" "aa" "n" ) ) (( "th" "aa" ) ) ))</text:p>
          </table:table-cell>
          <table:table-cell table:number-columns-repeated="2"/>
          <table:table-cell office:value-type="string" calcext:value-type="string">
            <text:p>অরলান্থা(( (( "a" "r" ) ) (( "l" "aa" "n" ) ) (( "th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কা(( (( "a" ) ) (( "l" "a" ) ) (( "k" "aa" ) ) ))</text:p>
          </table:table-cell>
          <table:table-cell table:number-columns-repeated="2"/>
          <table:table-cell office:value-type="string" calcext:value-type="string">
            <text:p>অলকা(( (( "a" "l" ) ) (( "k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রাউণ্ডার(( (( "a" ) ) (( "l" "a" ) ) (( "r" "aa" ) ) (( "u" "nx" ) ) (( "dx" "aa" "r" ) ) ))</text:p>
          </table:table-cell>
          <table:table-cell table:number-columns-repeated="2"/>
          <table:table-cell office:value-type="string" calcext:value-type="string">
            <text:p>অলরাউণ্ডার(( (( "a" "l" ) ) (( "r" "aa" ) ) (( "u" "nx" ) ) (( "dx" "aa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শনি(( (( "a" ) ) (( "sh" "a" ) ) (( "n" "i" ) ) ))</text:p>
          </table:table-cell>
          <table:table-cell table:number-columns-repeated="2"/>
          <table:table-cell office:value-type="string" calcext:value-type="string">
            <text:p>অশনি(( (( "a" "sh" ) ) (( "n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শরীরী(( (( "a" ) ) (( "sh" "a" ) ) (( "r" "ii" ) ) (( "r" "ii" ) ) ))</text:p>
          </table:table-cell>
          <table:table-cell table:number-columns-repeated="2"/>
          <table:table-cell office:value-type="string" calcext:value-type="string">
            <text:p>অশরীরী(( (( "a" "sh" ) ) (( "r" "ii" ) ) (( "r" "i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এর(( (( "a" ) ) (( "s" "a" ) ) (( "m" "a" ) ) (( "ee" "r" ) ) ))</text:p>
          </table:table-cell>
          <table:table-cell table:number-columns-repeated="2"/>
          <table:table-cell office:value-type="string" calcext:value-type="string">
            <text:p>অসমএর(( (( "a" "s" ) ) (( "m" "a" ) ) ((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াপ্ত(( (( "a" ) ) (( "s" "a" ) ) (( "m" "aa" "p" "t" ) ) ))</text:p>
          </table:table-cell>
          <table:table-cell table:number-columns-repeated="2"/>
          <table:table-cell office:value-type="string" calcext:value-type="string">
            <text:p>অসমাপ্ত(( (( "a" "s" ) ) (( "m" "aa" "p" "t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িয়া(( (( "a" ) ) (( "s" "a" ) ) (( "m" "i" ) ) (( "y" "aa" ) ) ))</text:p>
          </table:table-cell>
          <table:table-cell table:number-columns-repeated="2"/>
          <table:table-cell office:value-type="string" calcext:value-type="string">
            <text:p>অসমিয়া(( (( "a" "s" ) ) (( "m" "i" ) ) (( "y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(( (( "a" ) ) (( "s" "a" ) ) (( "m" "ii" ) ) (( "y" "aa" ) ) ))</text:p>
          </table:table-cell>
          <table:table-cell table:number-columns-repeated="2"/>
          <table:table-cell office:value-type="string" calcext:value-type="string">
            <text:p>অসমীয়া(( (( "a" "s" ) ) (( "m" "ii" ) ) (( "y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ে(( (( "a" ) ) (( "s" "a" ) ) (( "m" "ee" ) ) ))</text:p>
          </table:table-cell>
          <table:table-cell table:number-columns-repeated="2"/>
          <table:table-cell office:value-type="string" calcext:value-type="string">
            <text:p>অসমে(( (( "a" "s" ) ) (( "m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ের(( (( "a" ) ) (( "s" "a" ) ) (( "m" "ee" "r" ) ) ))</text:p>
          </table:table-cell>
          <table:table-cell table:number-columns-repeated="2"/>
          <table:table-cell office:value-type="string" calcext:value-type="string">
            <text:p>অসমের(( (( "a" "s" ) ) (( "m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রকারি(( (( "a" ) ) (( "s" "a" "r" ) ) (( "k" "aa" ) ) (( "r" "i" ) ) ))</text:p>
          </table:table-cell>
          <table:table-cell table:number-columns-repeated="2"/>
          <table:table-cell office:value-type="string" calcext:value-type="string">
            <text:p>অসরকারি(( (( "a" "s" ) ) (( "r" "a" ) ) (( "k" "aa" ) ) (( "r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যোগ(( (( "a" ) ) (( "s" "a" "h" ) ) (( "y" "o" "g" ) ) ))</text:p>
          </table:table-cell>
          <table:table-cell table:number-columns-repeated="2"/>
          <table:table-cell office:value-type="string" calcext:value-type="string">
            <text:p>অসহযোগ(( (( "a" "s" ) ) (( "h" "a" ) ) (( "y" "o" "g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ায়(( (( "a" ) ) (( "s" "a" ) ) (( "h" "aa" "y" ) ) ))</text:p>
          </table:table-cell>
          <table:table-cell table:number-columns-repeated="2"/>
          <table:table-cell office:value-type="string" calcext:value-type="string">
            <text:p>অসহায়(( (( "a" "s" ) ) (( "h" "aa" "y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ায়তা(( (( "a" ) ) (( "s" "a" ) ) (( "h" "aa" "y" ) ) (( "t" "aa" ) ) ))</text:p>
          </table:table-cell>
          <table:table-cell table:number-columns-repeated="2"/>
          <table:table-cell office:value-type="string" calcext:value-type="string">
            <text:p>অসহায়তা(( (( "a" "s" ) ) (( "h" "aa" "y" ) ) (( "t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িষ্ণু(( (( "a" ) ) (( "s" "a" ) ) (( "h" "i" "sx" ) ) (( "nx" "u" ) ) ))</text:p>
          </table:table-cell>
          <table:table-cell table:number-columns-repeated="2"/>
          <table:table-cell office:value-type="string" calcext:value-type="string">
            <text:p>অসহিষ্ণু(( (( "a" "s" ) ) (( "h" "i" "sx" ) ) (( "nx" "u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হরহ(( (( "a" ) ) (( "h" "a" ) ) (( "r" "a" "h" ) ) ))</text:p>
          </table:table-cell>
          <table:table-cell table:number-columns-repeated="2"/>
          <table:table-cell office:value-type="string" calcext:value-type="string">
            <text:p>অহরহ(( (( "a" "h" ) ) (( "r" "a" "h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হলুওয়ালিয়া(( (( "a" ) ) (( "h" "a" ) ) (( "l" "u" ) ) (( "o" ) ) (( "y" "aa" ) ) (( "l" "i" ) ) (( "y" "aa" ) ) ))</text:p>
          </table:table-cell>
          <table:table-cell table:number-columns-repeated="2"/>
          <table:table-cell office:value-type="string" calcext:value-type="string">
            <text:p>অহলুওয়ালিয়া(( (( "a" "h" ) ) (( "l" "u" ) ) (( "o" ) ) (( "y" "aa" ) ) (( "l" "i" ) ) (( "y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ড়গোড়া(( (( "aa" ) ) (( "dxq" "a" ) ) (( "g" "o" ) ) (( "dxq" "aa" ) ) ))</text:p>
          </table:table-cell>
          <table:table-cell table:number-columns-repeated="2"/>
          <table:table-cell office:value-type="string" calcext:value-type="string">
            <text:p>আড়গোড়া(( (( "aa" "dxq" ) ) (( "g" "o" ) ) (( "dxq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ড়গোড়ায়(( (( "aa" ) ) (( "dxq" "a" ) ) (( "g" "o" ) ) (( "dxq" "aa" "y" ) ) ))</text:p>
          </table:table-cell>
          <table:table-cell table:number-columns-repeated="2"/>
          <table:table-cell office:value-type="string" calcext:value-type="string">
            <text:p>আড়গোড়ায়(( (( "aa" "dxq" ) ) (( "g" "o" ) ) (( "dxq" "aa" "y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ড়গোড়ার(( (( "aa" ) ) (( "dxq" "a" ) ) (( "g" "o" ) ) (( "dxq" "aa" "r" ) ) ))</text:p>
          </table:table-cell>
          <table:table-cell table:number-columns-repeated="2"/>
          <table:table-cell office:value-type="string" calcext:value-type="string">
            <text:p>আড়গোড়ার(( (( "aa" "dxq" ) ) (( "g" "o" ) ) (( "dxq" "aa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ড়তদার(( (( "aa" ) ) (( "dxq" "a" "t" ) ) (( "d" "aa" "r" ) ) ))</text:p>
          </table:table-cell>
          <table:table-cell table:number-columns-repeated="2"/>
          <table:table-cell office:value-type="string" calcext:value-type="string">
            <text:p>আড়তদার(( (( "aa" "dxq" ) ) (( "t" "a" ) ) (( "d" "aa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ড়তে(( (( "aa" ) ) (( "dxq" "a" ) ) (( "t" "ee" ) ) ))</text:p>
          </table:table-cell>
          <table:table-cell table:number-columns-repeated="2"/>
          <table:table-cell office:value-type="string" calcext:value-type="string">
            <text:p>আড়তে(( (( "aa" "dxq" ) ) (( "t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ড়মোড়া(( (( "aa" ) ) (( "dxq" "a" ) ) (( "m" "o" ) ) (( "dxq" "aa" ) ) ))</text:p>
          </table:table-cell>
          <table:table-cell table:number-columns-repeated="2"/>
          <table:table-cell office:value-type="string" calcext:value-type="string">
            <text:p>আড়মোড়া(( (( "aa" "dxq" ) ) (( "m" "o" ) ) (( "dxq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রজেডি(( (( "aa" ) ) (( "r" "a" ) ) (( "j" "ee" ) ) (( "dx" "i" ) ) ))</text:p>
          </table:table-cell>
          <table:table-cell table:number-columns-repeated="2"/>
          <table:table-cell office:value-type="string" calcext:value-type="string">
            <text:p>আরজেডি(( (( "aa" "r" ) ) (( "j" "ee" ) ) (( "dx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রজেডির(( (( "aa" ) ) (( "r" "a" ) ) (( "j" "ee" ) ) (( "dx" "i" "r" ) ) ))</text:p>
          </table:table-cell>
          <table:table-cell table:number-columns-repeated="2"/>
          <table:table-cell office:value-type="string" calcext:value-type="string">
            <text:p>আরজেডির(( (( "aa" "r" ) ) (( "j" "ee" ) ) (( "dx" "i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রতি(( (( "aa" ) ) (( "r" "a" ) ) (( "t" "i" ) ) ))</text:p>
          </table:table-cell>
          <table:table-cell table:number-columns-repeated="2"/>
          <table:table-cell office:value-type="string" calcext:value-type="string">
            <text:p>আরতি(( (( "aa" "r" ) ) (( "t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রবি(( (( "aa" ) ) (( "r" "a" ) ) (( "b" "i" ) ) ))</text:p>
          </table:table-cell>
          <table:table-cell table:number-columns-repeated="2"/>
          <table:table-cell office:value-type="string" calcext:value-type="string">
            <text:p>আরবি(( (( "aa" "r" ) ) (( "b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রবের(( (( "aa" ) ) (( "r" "a" ) ) (( "b" "ee" "r" ) ) ))</text:p>
          </table:table-cell>
          <table:table-cell table:number-columns-repeated="2"/>
          <table:table-cell office:value-type="string" calcext:value-type="string">
            <text:p>আরবের(( (( "aa" "r" ) ) (( "b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তাফ(( (( "aa" ) ) (( "l" "a" ) ) (( "t" "aa" "ph" ) ) ))</text:p>
          </table:table-cell>
          <table:table-cell table:number-columns-repeated="2"/>
          <table:table-cell office:value-type="string" calcext:value-type="string">
            <text:p>আলতাফ(( (( "aa" "l" ) ) (( "t" "aa" "ph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পিন(( (( "aa" ) ) (( "l" "a" ) ) (( "p" "i" "n" ) ) ))</text:p>
          </table:table-cell>
          <table:table-cell table:number-columns-repeated="2"/>
          <table:table-cell office:value-type="string" calcext:value-type="string">
            <text:p>আলপিন(( (( "aa" "l" ) ) (( "p" "i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ফা(( (( "aa" ) ) (( "l" "a" ) ) (( "ph" "aa" ) ) ))</text:p>
          </table:table-cell>
          <table:table-cell table:number-columns-repeated="2"/>
          <table:table-cell office:value-type="string" calcext:value-type="string">
            <text:p>আলফা(( (( "aa" "l" ) ) (( "ph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ফাপ্রধান(( (( "aa" ) ) (( "l" "a" ) ) (( "ph" "aa" "p" ) ) (( "r" "a" ) ) (( "dh" "aa" "n" ) ) ))</text:p>
          </table:table-cell>
          <table:table-cell table:number-columns-repeated="2"/>
          <table:table-cell office:value-type="string" calcext:value-type="string">
            <text:p>আলফাপ্রধান(( (( "aa" "l" ) ) (( "ph" "aa" "p" ) ) (( "r" "a" ) ) (( "dh" "aa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ফাসুপ্রিমো(( (( "aa" ) ) (( "l" "a" ) ) (( "ph" "aa" ) ) (( "s" "u" "p" ) ) (( "r" "i" ) ) (( "m" "o" ) ) ))</text:p>
          </table:table-cell>
          <table:table-cell table:number-columns-repeated="2"/>
          <table:table-cell office:value-type="string" calcext:value-type="string">
            <text:p>আলফাসুপ্রিমো(( (( "aa" "l" ) ) (( "ph" "aa" ) ) (( "s" "u" "p" ) ) (( "r" "i" ) ) (( "m" "o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ভা(( (( "aa" ) ) (( "l" "a" ) ) (( "bh" "aa" ) ) ))</text:p>
          </table:table-cell>
          <table:table-cell table:number-columns-repeated="2"/>
          <table:table-cell office:value-type="string" calcext:value-type="string">
            <text:p>আলভা(( (( "aa" "l" ) ) (( "bh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ারি(( (( "aa" ) ) (( "l" "a" ) ) (( "m" "aa" ) ) (( "r" "i" ) ) ))</text:p>
          </table:table-cell>
          <table:table-cell table:number-columns-repeated="2"/>
          <table:table-cell office:value-type="string" calcext:value-type="string">
            <text:p>আলমারি(( (( "aa" "l" ) ) (( "m" "aa" ) ) (( "r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ারিটি(( (( "aa" ) ) (( "l" "a" ) ) (( "m" "aa" ) ) (( "r" "i" ) ) (( "tx" "i" ) ) ))</text:p>
          </table:table-cell>
          <table:table-cell table:number-columns-repeated="2"/>
          <table:table-cell office:value-type="string" calcext:value-type="string">
            <text:p>আলমারিটি(( (( "aa" "l" ) ) (( "m" "aa" ) ) (( "r" "i" ) ) (( "tx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ারিতে(( (( "aa" ) ) (( "l" "a" ) ) (( "m" "aa" ) ) (( "r" "i" ) ) (( "t" "ee" ) ) ))</text:p>
          </table:table-cell>
          <table:table-cell table:number-columns-repeated="2"/>
          <table:table-cell office:value-type="string" calcext:value-type="string">
            <text:p>আলমারিতে(( (( "aa" "l" ) ) (( "m" "aa" ) ) (( "r" "i" ) ) (( "t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ারির(( (( "aa" ) ) (( "l" "a" ) ) (( "m" "aa" ) ) (( "r" "i" "r" ) ) ))</text:p>
          </table:table-cell>
          <table:table-cell table:number-columns-repeated="2"/>
          <table:table-cell office:value-type="string" calcext:value-type="string">
            <text:p>আলমারির(( (( "aa" "l" ) ) (( "m" "aa" ) ) (( "r" "i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োড়া(( (( "aa" ) ) (( "l" "a" ) ) (( "m" "o" ) ) (( "dxq" "aa" ) ) ))</text:p>
          </table:table-cell>
          <table:table-cell table:number-columns-repeated="2"/>
          <table:table-cell office:value-type="string" calcext:value-type="string">
            <text:p>আলমোড়া(( (( "aa" "l" ) ) (( "m" "o" ) ) (( "dxq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শপাশ(( (( "aa" ) ) (( "sh" "a" ) ) (( "p" "aa" "sh" ) ) ))</text:p>
          </table:table-cell>
          <table:table-cell table:number-columns-repeated="2"/>
          <table:table-cell office:value-type="string" calcext:value-type="string">
            <text:p>আশপাশ(( (( "aa" "sh" ) ) (( "p" "aa" "sh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শপাশে(( (( "aa" ) ) (( "sh" "a" ) ) (( "p" "aa" ) ) (( "sh" "ee" ) ) ))</text:p>
          </table:table-cell>
          <table:table-cell table:number-columns-repeated="2"/>
          <table:table-cell office:value-type="string" calcext:value-type="string">
            <text:p>আশপাশে(( (( "aa" "sh" ) ) (( "p" "aa" ) ) (( "sh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শপাশেও(( (( "aa" ) ) (( "sh" "a" ) ) (( "p" "aa" ) ) (( "sh" "ee" ) ) (( "o" ) ) ))</text:p>
          </table:table-cell>
          <table:table-cell table:number-columns-repeated="2"/>
          <table:table-cell office:value-type="string" calcext:value-type="string">
            <text:p>আশপাশেও(( (( "aa" "sh" ) ) (( "p" "aa" ) ) (( "sh" "ee" ) ) (( "o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শপাশের(( (( "aa" ) ) (( "sh" "a" ) ) (( "p" "aa" ) ) (( "sh" "ee" "r" ) ) ))</text:p>
          </table:table-cell>
          <table:table-cell table:number-columns-repeated="2"/>
          <table:table-cell office:value-type="string" calcext:value-type="string">
            <text:p>আশপাশের(( (( "aa" "sh" ) ) (( "p" "aa" ) ) (( "sh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কা(( (( "aa" ) ) (( "s" "a" ) ) (( "k" "aa" ) ) ))</text:p>
          </table:table-cell>
          <table:table-cell table:number-columns-repeated="2"/>
          <table:table-cell office:value-type="string" calcext:value-type="string">
            <text:p>আসকা(( (( "aa" "s" ) ) (( "k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ছি(( (( "aa" ) ) (( "s" "a" ) ) (( "ch" "i" ) ) ))</text:p>
          </table:table-cell>
          <table:table-cell table:number-columns-repeated="2"/>
          <table:table-cell office:value-type="string" calcext:value-type="string">
            <text:p>আসছি(( (( "aa" "s" ) ) (( "ch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ছিল(( (( "aa" ) ) (( "s" "a" ) ) (( "ch" "i" "l" ) ) ))</text:p>
          </table:table-cell>
          <table:table-cell table:number-columns-repeated="2"/>
          <table:table-cell office:value-type="string" calcext:value-type="string">
            <text:p>আসছিল(( (( "aa" "s" ) ) (( "ch" "i" "l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ছে(( (( "aa" ) ) (( "s" "a" ) ) (( "ch" "ee" ) ) ))</text:p>
          </table:table-cell>
          <table:table-cell table:number-columns-repeated="2"/>
          <table:table-cell office:value-type="string" calcext:value-type="string">
            <text:p>আসছে(( (( "aa" "s" ) ) (( "ch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ছেন(( (( "aa" ) ) (( "s" "a" ) ) (( "ch" "ee" "n" ) ) ))</text:p>
          </table:table-cell>
          <table:table-cell table:number-columns-repeated="2"/>
          <table:table-cell office:value-type="string" calcext:value-type="string">
            <text:p>আসছেন(( (( "aa" "s" ) ) (( "ch" "ee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ছেনই(( (( "aa" ) ) (( "s" "a" ) ) (( "ch" "ee" ) ) (( "n" "a" ) ) (( "i" ) ) ))</text:p>
          </table:table-cell>
          <table:table-cell table:number-columns-repeated="2"/>
          <table:table-cell office:value-type="string" calcext:value-type="string">
            <text:p>আসছেনই(( (( "aa" "s" ) ) (( "ch" "ee" ) ) (( "n" "a" ) ) ((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তে(( (( "aa" ) ) (( "s" "a" ) ) (( "t" "ee" ) ) ))</text:p>
          </table:table-cell>
          <table:table-cell table:number-columns-repeated="2"/>
          <table:table-cell office:value-type="string" calcext:value-type="string">
            <text:p>আসতে(( (( "aa" "s" ) ) (( "t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তেই(( (( "aa" ) ) (( "s" "a" ) ) (( "t" "ee" ) ) (( "i" ) ) ))</text:p>
          </table:table-cell>
          <table:table-cell table:number-columns-repeated="2"/>
          <table:table-cell office:value-type="string" calcext:value-type="string">
            <text:p>আসতেই(( (( "aa" "s" ) ) (( "t" "ee" ) ) ((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তেও(( (( "aa" ) ) (( "s" "a" ) ) (( "t" "ee" ) ) (( "o" ) ) ))</text:p>
          </table:table-cell>
          <table:table-cell table:number-columns-repeated="2"/>
          <table:table-cell office:value-type="string" calcext:value-type="string">
            <text:p>আসতেও(( (( "aa" "s" ) ) (( "t" "ee" ) ) (( "o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তেন(( (( "aa" ) ) (( "s" "a" ) ) (( "t" "ee" "n" ) ) ))</text:p>
          </table:table-cell>
          <table:table-cell table:number-columns-repeated="2"/>
          <table:table-cell office:value-type="string" calcext:value-type="string">
            <text:p>আসতেন(( (( "aa" "s" ) ) (( "t" "ee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নগুলিতে(( (( "aa" ) ) (( "s" "a" "n" ) ) (( "g" "u" ) ) (( "l" "i" ) ) (( "t" "ee" ) ) ))</text:p>
          </table:table-cell>
          <table:table-cell table:number-columns-repeated="2"/>
          <table:table-cell office:value-type="string" calcext:value-type="string">
            <text:p>আসনগুলিতে(( (( "aa" "s" ) ) (( "n" "a" ) ) (( "g" "u" ) ) (( "l" "i" ) ) (( "t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নে(( (( "aa" ) ) (( "s" "a" ) ) (( "n" "ee" ) ) ))</text:p>
          </table:table-cell>
          <table:table-cell table:number-columns-repeated="2"/>
          <table:table-cell office:value-type="string" calcext:value-type="string">
            <text:p>আসনে(( (( "aa" "s" ) ) (( "n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নের(( (( "aa" ) ) (( "s" "a" ) ) (( "n" "ee" "r" ) ) ))</text:p>
          </table:table-cell>
          <table:table-cell table:number-columns-repeated="2"/>
          <table:table-cell office:value-type="string" calcext:value-type="string">
            <text:p>আসনের(( (( "aa" "s" ) ) (( "n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পেক্ট(( (( "aa" ) ) (( "s" "a" ) ) (( "p" "ee" "k" "tx" ) ) ))</text:p>
          </table:table-cell>
          <table:table-cell table:number-columns-repeated="2"/>
          <table:table-cell office:value-type="string" calcext:value-type="string">
            <text:p>আসপেক্ট(( (( "aa" "s" ) ) (( "p" "ee" "k" "tx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বাব(( (( "aa" ) ) (( "s" "a" ) ) (( "b" "aa" "b" ) ) ))</text:p>
          </table:table-cell>
          <table:table-cell table:number-columns-repeated="2"/>
          <table:table-cell office:value-type="string" calcext:value-type="string">
            <text:p>আসবাব(( (( "aa" "s" ) ) (( "b" "aa" "b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বে(( (( "aa" ) ) (( "s" "a" ) ) (( "b" "ee" ) ) ))</text:p>
          </table:table-cell>
          <table:table-cell table:number-columns-repeated="2"/>
          <table:table-cell office:value-type="string" calcext:value-type="string">
            <text:p>আসবে(( (( "aa" "s" ) ) (( "b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বেন(( (( "aa" ) ) (( "s" "a" ) ) (( "b" "ee" "n" ) ) ))</text:p>
          </table:table-cell>
          <table:table-cell table:number-columns-repeated="2"/>
          <table:table-cell office:value-type="string" calcext:value-type="string">
            <text:p>আসবেন(( (( "aa" "s" ) ) (( "b" "ee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মা(( (( "aa" ) ) (( "s" "a" ) ) (( "m" "aa" ) ) ))</text:p>
          </table:table-cell>
          <table:table-cell table:number-columns-repeated="2"/>
          <table:table-cell office:value-type="string" calcext:value-type="string">
            <text:p>আসমা(( (( "aa" "s" ) ) (( "m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রে(( (( "aa" ) ) (( "s" "a" ) ) (( "r" "ee" ) ) ))</text:p>
          </table:table-cell>
          <table:table-cell table:number-columns-repeated="2"/>
          <table:table-cell office:value-type="string" calcext:value-type="string">
            <text:p>আসরে(( (( "aa" "s" ) ) (( "r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লাম(( (( "aa" ) ) (( "s" "a" ) ) (( "l" "aa" "m" ) ) ))</text:p>
          </table:table-cell>
          <table:table-cell table:number-columns-repeated="2"/>
          <table:table-cell office:value-type="string" calcext:value-type="string">
            <text:p>আসলাম(( (( "aa" "s" ) ) (( "l" "aa" "m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সলে(( (( "aa" ) ) (( "s" "a" ) ) (( "l" "ee" ) ) ))</text:p>
          </table:table-cell>
          <table:table-cell table:number-columns-repeated="2"/>
          <table:table-cell office:value-type="string" calcext:value-type="string">
            <text:p>আসলে(( (( "aa" "s" ) ) (( "l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তদের(( (( "aa" ) ) (( "h" "a" "t" ) ) (( "d" "ee" "r" ) ) ))</text:p>
          </table:table-cell>
          <table:table-cell table:number-columns-repeated="2"/>
          <table:table-cell office:value-type="string" calcext:value-type="string">
            <text:p>আহতদের(( (( "aa" "h" ) ) (( "t" "a" ) ) (( "d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তেরা(( (( "aa" ) ) (( "h" "a" ) ) (( "t" "ee" ) ) (( "r" "aa" ) ) ))</text:p>
          </table:table-cell>
          <table:table-cell table:number-columns-repeated="2"/>
          <table:table-cell office:value-type="string" calcext:value-type="string">
            <text:p>আহতেরা(( (( "aa" "h" ) ) (( "t" "ee" ) ) (( "r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(( (( "aa" ) ) (( "h" "a" ) ) (( "m" "ee" "d" ) ) ))</text:p>
          </table:table-cell>
          <table:table-cell table:number-columns-repeated="2"/>
          <table:table-cell office:value-type="string" calcext:value-type="string">
            <text:p>আহমেদ(( (( "aa" "h" ) ) (( "m" "ee" "d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ও(( (( "aa" ) ) (( "h" "a" ) ) (( "m" "ee" ) ) (( "d" "a" ) ) (( "o" ) ) ))</text:p>
          </table:table-cell>
          <table:table-cell table:number-columns-repeated="2"/>
          <table:table-cell office:value-type="string" calcext:value-type="string">
            <text:p>আহমেদও(( (( "aa" "h" ) ) (( "m" "ee" ) ) (( "d" "a" ) ) (( "o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ের(( (( "aa" ) ) (( "h" "a" ) ) (( "m" "ee" ) ) (( "d" "ee" "r" ) ) ))</text:p>
          </table:table-cell>
          <table:table-cell table:number-columns-repeated="2"/>
          <table:table-cell office:value-type="string" calcext:value-type="string">
            <text:p>আহমেদের(( (( "aa" "h" ) ) (( "m" "ee" ) ) (( "d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রফান(( (( "i" ) ) (( "r" "a" ) ) (( "ph" "aa" "n" ) ) ))</text:p>
          </table:table-cell>
          <table:table-cell table:number-columns-repeated="2"/>
          <table:table-cell office:value-type="string" calcext:value-type="string">
            <text:p>ইরফান(( (( "i" "r" ) ) (( "ph" "aa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রফানরা(( (( "i" ) ) (( "r" "a" ) ) (( "ph" "aa" "n" ) ) (( "r" "aa" ) ) ))</text:p>
          </table:table-cell>
          <table:table-cell table:number-columns-repeated="2"/>
          <table:table-cell office:value-type="string" calcext:value-type="string">
            <text:p>ইরফানরা(( (( "i" "r" ) ) (( "ph" "aa" "n" ) ) (( "r" "a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শতেহারের(( (( "i" ) ) (( "sh" "a" ) ) (( "t" "ee" ) ) (( "h" "aa" ) ) (( "r" "ee" "r" ) ) ))</text:p>
          </table:table-cell>
          <table:table-cell table:number-columns-repeated="2"/>
          <table:table-cell office:value-type="string" calcext:value-type="string">
            <text:p>ইশতেহারের(( (( "i" "sh" ) ) (( "t" "ee" ) ) (( "h" "aa" ) ) (( "r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কনের(( (( "i" ) ) (( "s" "a" "k" ) ) (( "n" "ee" "r" ) ) ))</text:p>
          </table:table-cell>
          <table:table-cell table:number-columns-repeated="2"/>
          <table:table-cell office:value-type="string" calcext:value-type="string">
            <text:p>ইসকনের(( (( "i" "s" ) ) (( "k" "a" ) ) (( "n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মাইল(( (( "i" ) ) (( "s" "a" ) ) (( "m" "aa" ) ) (( "i" "l" ) ) ))</text:p>
          </table:table-cell>
          <table:table-cell table:number-columns-repeated="2"/>
          <table:table-cell office:value-type="string" calcext:value-type="string">
            <text:p>ইসমাইল(( (( "i" "s" ) ) (( "m" "aa" ) ) (( "i" "l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রাতুন(( (( "i" ) ) (( "s" "a" ) ) (( "r" "aa" ) ) (( "t" "u" "n" ) ) ))</text:p>
          </table:table-cell>
          <table:table-cell table:number-columns-repeated="2"/>
          <table:table-cell office:value-type="string" calcext:value-type="string">
            <text:p>ইসরাতুন(( (( "i" "s" ) ) (( "r" "aa" ) ) (( "t" "u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রো(( (( "i" ) ) (( "s" "a" ) ) (( "r" "o" ) ) ))</text:p>
          </table:table-cell>
          <table:table-cell table:number-columns-repeated="2"/>
          <table:table-cell office:value-type="string" calcext:value-type="string">
            <text:p>ইসরো(( (( "i" "s" ) ) (( "r" "o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লাম(( (( "i" ) ) (( "s" "a" ) ) (( "l" "aa" "m" ) ) ))</text:p>
          </table:table-cell>
          <table:table-cell table:number-columns-repeated="2"/>
          <table:table-cell office:value-type="string" calcext:value-type="string">
            <text:p>ইসলাম(( (( "i" "s" ) ) (( "l" "aa" "m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লামাবাদ(( (( "i" ) ) (( "s" "a" ) ) (( "l" "aa" ) ) (( "m" "aa" ) ) (( "b" "aa" "d" ) ) ))</text:p>
          </table:table-cell>
          <table:table-cell table:number-columns-repeated="2"/>
          <table:table-cell office:value-type="string" calcext:value-type="string">
            <text:p>ইসলামাবাদ(( (( "i" "s" ) ) (( "l" "aa" ) ) (( "m" "aa" ) ) (( "b" "aa" "d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লামাবাদের(( (( "i" ) ) (( "s" "a" ) ) (( "l" "aa" ) ) (( "m" "aa" ) ) (( "b" "aa" ) ) (( "d" "ee" "r" ) ) ))</text:p>
          </table:table-cell>
          <table:table-cell table:number-columns-repeated="2"/>
          <table:table-cell office:value-type="string" calcext:value-type="string">
            <text:p>ইসলামাবাদের(( (( "i" "s" ) ) (( "l" "aa" ) ) (( "m" "aa" ) ) (( "b" "aa" ) ) (( "d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সলামিক(( (( "i" ) ) (( "s" "a" ) ) (( "l" "aa" ) ) (( "m" "i" "k" ) ) ))</text:p>
          </table:table-cell>
          <table:table-cell table:number-columns-repeated="2"/>
          <table:table-cell office:value-type="string" calcext:value-type="string">
            <text:p>ইসলামিক(( (( "i" "s" ) ) (( "l" "aa" ) ) (( "m" "i" "k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ঈষৎ(( (( "ii" ) ) (( "sx" "a" "t" ) ) ))</text:p>
          </table:table-cell>
          <table:table-cell table:number-columns-repeated="2"/>
          <table:table-cell office:value-type="string" calcext:value-type="string">
            <text:p>ঈষৎ(( (( "ii" ) ) (( "sx" "a" ) ) (( "a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ঈষদংশ(( (( "ii" ) ) (( "sx" "a" ) ) (( "d" "a" "q" "sh" ) ) ))</text:p>
          </table:table-cell>
          <table:table-cell table:number-columns-repeated="2"/>
          <table:table-cell office:value-type="string" calcext:value-type="string">
            <text:p>ঈষদংশ(( (( "ii" "sx" ) ) (( "d" "a" "q" "sh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ঈষদুষ্ণ(( (( "ii" ) ) (( "sx" "a" ) ) (( "d" "u" "sx" "nx" ) ) ))</text:p>
          </table:table-cell>
          <table:table-cell table:number-columns-repeated="2"/>
          <table:table-cell office:value-type="string" calcext:value-type="string">
            <text:p>ঈষদুষ্ণ(( (( "ii" "sx" ) ) (( "d" "u" "sx" "nx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ড়ছে(( (( "u" ) ) (( "dxq" "a" ) ) (( "ch" "ee" ) ) ))</text:p>
          </table:table-cell>
          <table:table-cell table:number-columns-repeated="2"/>
          <table:table-cell office:value-type="string" calcext:value-type="string">
            <text:p>উড়ছে(( (( "u" "dxq" ) ) (( "ch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োচ(( (( "u" ) ) (( "t" "k" "o" "c" ) ) ))</text:p>
          </table:table-cell>
          <table:table-cell table:number-columns-repeated="2"/>
          <table:table-cell office:value-type="string" calcext:value-type="string">
            <text:p>উৎকোচ(( (( "u" ) ) (( "a" ) ) (( "k" "o" "c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াদিত(( (( "u" ) ) (( "t" "p" "aa" ) ) (( "d" "i" "t" ) ) ))</text:p>
          </table:table-cell>
          <table:table-cell table:number-columns-repeated="2"/>
          <table:table-cell office:value-type="string" calcext:value-type="string">
            <text:p>উৎপাদিত(( (( "u" ) ) (( "a" ) ) (( "p" "aa" ) ) (( "d" "i" "t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ব(( (( "u" ) ) (( "t" "s" "a" "b" ) ) ))</text:p>
          </table:table-cell>
          <table:table-cell table:number-columns-repeated="2"/>
          <table:table-cell office:value-type="string" calcext:value-type="string">
            <text:p>উৎসব(( (( "u" ) ) (( "a" ) ) (( "s" "a" "b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বটি(( (( "u" ) ) (( "t" "s" "a" "b" ) ) (( "tx" "i" ) ) ))</text:p>
          </table:table-cell>
          <table:table-cell table:number-columns-repeated="2"/>
          <table:table-cell office:value-type="string" calcext:value-type="string">
            <text:p>উৎসবটি(( (( "u" ) ) (( "a" ) ) (( "s" "a" "b" ) ) (( "tx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ের(( (( "u" ) ) (( "t" "s" "ee" "r" ) ) ))</text:p>
          </table:table-cell>
          <table:table-cell table:number-columns-repeated="2"/>
          <table:table-cell office:value-type="string" calcext:value-type="string">
            <text:p>উৎসের(( (( "u" ) ) (( "a" ) ) (( "s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লটপুরাণ(( (( "u" ) ) (( "l" "a" "tx" ) ) (( "p" "u" ) ) (( "r" "aa" "nx" ) ) ))</text:p>
          </table:table-cell>
          <table:table-cell table:number-columns-repeated="2"/>
          <table:table-cell office:value-type="string" calcext:value-type="string">
            <text:p>উলটপুরাণ(( (( "u" "l" ) ) (( "tx" "a" ) ) (( "p" "u" ) ) (( "r" "aa" "nx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লমানের(( (( "u" ) ) (( "l" "a" ) ) (( "m" "aa" ) ) (( "n" "ee" "r" ) ) ))</text:p>
          </table:table-cell>
          <table:table-cell table:number-columns-repeated="2"/>
          <table:table-cell office:value-type="string" calcext:value-type="string">
            <text:p>উলমানের(( (( "u" "l" ) ) (( "m" "aa" ) ) (( "n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লমার(( (( "u" ) ) (( "l" "a" ) ) (( "m" "aa" "r" ) ) ))</text:p>
          </table:table-cell>
          <table:table-cell table:number-columns-repeated="2"/>
          <table:table-cell office:value-type="string" calcext:value-type="string">
            <text:p>উলমার(( (( "u" "l" ) ) (( "m" "aa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শকানিই(( (( "u" ) ) (( "sh" "a" ) ) (( "k" "aa" ) ) (( "n" "i" ) ) (( "i" ) ) ))</text:p>
          </table:table-cell>
          <table:table-cell table:number-columns-repeated="2"/>
          <table:table-cell office:value-type="string" calcext:value-type="string">
            <text:p>উশকানিই(( (( "u" "sh" ) ) (( "k" "aa" ) ) (( "n" "i" ) ) ((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সকে(( (( "u" ) ) (( "s" "a" ) ) (( "k" "ee" ) ) ))</text:p>
          </table:table-cell>
          <table:table-cell table:number-columns-repeated="2"/>
          <table:table-cell office:value-type="string" calcext:value-type="string">
            <text:p>উসকে(( (( "u" "s" ) ) (( "k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ঋষভএর(( (( "rq" ) ) (( "sx" "a" ) ) (( "bh" "a" ) ) (( "ee" "r" ) ) ))</text:p>
          </table:table-cell>
          <table:table-cell table:number-columns-repeated="2"/>
          <table:table-cell office:value-type="string" calcext:value-type="string">
            <text:p>ঋষভএর(( (( "rq" "sx" ) ) (( "bh" "a" ) ) ((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রকম(( (( "ee" ) ) (( "r" "a" ) ) (( "k" "a" "m" ) ) ))</text:p>
          </table:table-cell>
          <table:table-cell table:number-columns-repeated="2"/>
          <table:table-cell office:value-type="string" calcext:value-type="string">
            <text:p>এরকম(( (( "ee" "r" ) ) (( "k" "a" "m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রপর(( (( "ee" ) ) (( "r" "a" ) ) (( "p" "a" "r" ) ) ))</text:p>
          </table:table-cell>
          <table:table-cell table:number-columns-repeated="2"/>
          <table:table-cell office:value-type="string" calcext:value-type="string">
            <text:p>এরপর(( (( "ee" "r" ) ) (( "p" "a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রপরেই(( (( "ee" ) ) (( "r" "a" "p" ) ) (( "r" "ee" ) ) (( "i" ) ) ))</text:p>
          </table:table-cell>
          <table:table-cell table:number-columns-repeated="2"/>
          <table:table-cell office:value-type="string" calcext:value-type="string">
            <text:p>এরপরেই(( (( "ee" "r" ) ) (( "p" "a" ) ) (( "r" "ee" ) ) ((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গিন(( (( "ee" ) ) (( "l" "a" ) ) (( "g" "i" "n" ) ) ))</text:p>
          </table:table-cell>
          <table:table-cell table:number-columns-repeated="2"/>
          <table:table-cell office:value-type="string" calcext:value-type="string">
            <text:p>এলগিন(( (( "ee" "l" ) ) (( "g" "i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টিটিইর(( (( "ee" ) ) (( "l" "a" ) ) (( "tx" "i" ) ) (( "tx" "i" ) ) (( "i" "r" ) ) ))</text:p>
          </table:table-cell>
          <table:table-cell table:number-columns-repeated="2"/>
          <table:table-cell office:value-type="string" calcext:value-type="string">
            <text:p>এলটিটিইর(( (( "ee" "l" ) ) (( "tx" "i" ) ) (( "tx" "i" ) ) (( "i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ফান(( (( "ee" ) ) (( "l" "a" ) ) (( "ph" "aa" "n" ) ) ))</text:p>
          </table:table-cell>
          <table:table-cell table:number-columns-repeated="2"/>
          <table:table-cell office:value-type="string" calcext:value-type="string">
            <text:p>এলফান(( (( "ee" "l" ) ) (( "ph" "aa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বো(( (( "ee" ) ) (( "l" "a" ) ) (( "b" "o" ) ) ))</text:p>
          </table:table-cell>
          <table:table-cell table:number-columns-repeated="2"/>
          <table:table-cell office:value-type="string" calcext:value-type="string">
            <text:p>এলবো(( (( "ee" "l" ) ) (( "b" "o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বোয়(( (( "ee" ) ) (( "l" "a" ) ) (( "b" "o" "y" ) ) ))</text:p>
          </table:table-cell>
          <table:table-cell table:number-columns-repeated="2"/>
          <table:table-cell office:value-type="string" calcext:value-type="string">
            <text:p>এলবোয়(( (( "ee" "l" ) ) (( "b" "o" "y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সকর্টস(( (( "ee" ) ) (( "s" "a" ) ) (( "k" "a" "r" ) ) (( "tx" "a" "s" ) ) ))</text:p>
          </table:table-cell>
          <table:table-cell table:number-columns-repeated="2"/>
          <table:table-cell office:value-type="string" calcext:value-type="string">
            <text:p>এসকর্টস(( (( "ee" "s" ) ) (( "k" "a" "r" ) ) (( "tx" "a" "s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সডব্লিউএ(( (( "ee" ) ) (( "s" "a" ) ) (( "dx" "a" "b" ) ) (( "l" "i" ) ) (( "u" ) ) (( "ee" ) ) ))</text:p>
          </table:table-cell>
          <table:table-cell table:number-columns-repeated="2"/>
          <table:table-cell office:value-type="string" calcext:value-type="string">
            <text:p>এসডব্লিউএ(( (( "ee" "s" ) ) (( "dx" "a" "b" ) ) (( "l" "i" ) ) (( "u" ) ) ((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সসি(( (( "ee" ) ) (( "s" "a" ) ) (( "s" "i" ) ) ))</text:p>
          </table:table-cell>
          <table:table-cell table:number-columns-repeated="2"/>
          <table:table-cell office:value-type="string" calcext:value-type="string">
            <text:p>এসসি(( (( "ee" "s" ) ) (( "s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ওরফে(( (( "o" ) ) (( "r" "a" ) ) (( "ph" "ee" ) ) ))</text:p>
          </table:table-cell>
          <table:table-cell table:number-columns-repeated="2"/>
          <table:table-cell office:value-type="string" calcext:value-type="string">
            <text:p>ওরফে(( (( "o" "r" ) ) (( "ph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ওলফেনসন(( (( "o" ) ) (( "l" "a" ) ) (( "ph" "ee" "n" ) ) (( "s" "a" "n" ) ) ))</text:p>
          </table:table-cell>
          <table:table-cell table:number-columns-repeated="2"/>
          <table:table-cell office:value-type="string" calcext:value-type="string">
            <text:p>ওলফেনসন(( (( "o" "l" ) ) (( "ph" "ee" "n" ) ) (( "s" "a" "n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ওসমানি(( (( "o" ) ) (( "s" "a" ) ) (( "m" "aa" ) ) (( "n" "i" ) ) ))</text:p>
          </table:table-cell>
          <table:table-cell table:number-columns-repeated="2"/>
          <table:table-cell office:value-type="string" calcext:value-type="string">
            <text:p>ওসমানি(( (( "o" "s" ) ) (( "m" "aa" ) ) (( "n" "i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কুৎসিত(( (( "k" "u" ) ) (( "t" "s" "i" "t" ) ) ))</text:p>
          </table:table-cell>
          <table:table-cell table:number-columns-repeated="2"/>
          <table:table-cell office:value-type="string" calcext:value-type="string">
            <text:p>কুৎসিত(( (( "k" "u" ) ) (( "a" ) ) (( "s" "i" "t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দেবজিৎকে(( (( "d" "ee" "b" ) ) (( "j" "i" ) ) (( "t" "k" "ee" ) ) ))</text:p>
          </table:table-cell>
          <table:table-cell table:number-columns-repeated="2"/>
          <table:table-cell office:value-type="string" calcext:value-type="string">
            <text:p>দেবজিৎকে(( (( "d" "ee" "b" ) ) (( "j" "i" ) ) (( "a" ) ) (( "k" "ee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পেল|(( (( "p" "ee" ) ) (( "l" "a" "rw" ) ) ))</text:p>
          </table:table-cell>
          <table:table-cell table:number-columns-repeated="2"/>
          <table:table-cell office:value-type="string" calcext:value-type="string">
            <text:p>পেল|(( (( "p" "ee" ) ) (( "l" "a" "rwj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ৃত্ৎশিল্পের(( (( "m" "rq" "t" ) ) (( "t" "sh" "i" "l" ) ) (( "p" "ee" "r" ) ) ))</text:p>
          </table:table-cell>
          <table:table-cell table:number-columns-repeated="2"/>
          <table:table-cell office:value-type="string" calcext:value-type="string">
            <text:p>মৃত্ৎশিল্পের(( (( "m" "rq" "t" ) ) (( "a" ) ) (( "sh" "i" "l" ) ) (( "p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ৃ্ৎশিল্পের(( (( "m" "rq" ) ) (( "t" "sh" "i" "l" ) ) (( "p" "ee" "r" ) ) ))</text:p>
          </table:table-cell>
          <table:table-cell table:number-columns-repeated="2"/>
          <table:table-cell office:value-type="string" calcext:value-type="string">
            <text:p>মৃ্ৎশিল্পের(( (( "m" "rq" ) ) (( "a" ) ) (( "sh" "i" "l" ) ) (( "p" "ee" "r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যাইনি|(( (( "y" "aa" ) ) (( "i" ) ) (( "n" "i" "rw" ) ) ))</text:p>
          </table:table-cell>
          <table:table-cell table:number-columns-repeated="2"/>
          <table:table-cell office:value-type="string" calcext:value-type="string">
            <text:p>যাইনি|(( (( "y" "aa" ) ) (( "i" ) ) (( "n" "i" "rwj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শিক্ষা|(( (( "sh" "i" "k" ) ) (( "sx" "aa" "rw" ) ) ))</text:p>
          </table:table-cell>
          <table:table-cell table:number-columns-repeated="2"/>
          <table:table-cell office:value-type="string" calcext:value-type="string">
            <text:p>শিক্ষা|(( (( "sh" "i" "k" ) ) (( "sx" "aa" "rwj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শেয়ারহোল্ডাররা|(( (( "sh" "ee" ) ) (( "y" "aa" "r" ) ) (( "h" "o" "l" ) ) (( "dx" "aa" "r" ) ) (( "r" "aa" "rw" ) ) ))</text:p>
          </table:table-cell>
          <table:table-cell table:number-columns-repeated="2"/>
          <table:table-cell office:value-type="string" calcext:value-type="string">
            <text:p>শেয়ারহোল্ডাররা|(( (( "sh" "ee" ) ) (( "y" "aa" "r" ) ) (( "h" "o" "l" ) ) (( "dx" "aa" "r" ) ) (( "r" "aa" "rwj" ) 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হৃৎপিণ্ড(( (( "h" "rq" ) ) (( "t" "p" "i" "nx" "dx" ) ) ))</text:p>
          </table:table-cell>
          <table:table-cell table:number-columns-repeated="2"/>
          <table:table-cell office:value-type="string" calcext:value-type="string">
            <text:p>হৃৎপিণ্ড(( (( "h" "rq" ) ) (( "a" ) ) (( "p" "i" "nx" "dx" ) ) 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হৃৎপিণ্ড(( (( "h" "rq" ) ) (( "t" "p" "i" "nx" "dx" ) ) 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অ্যান্টিক্ল্যাইম্যাক্সের(( (( "a" ) ) (( "y" "aa" "n" ) ) (( "tx" "i" "k" "l" ) ) (( "y" "aa" ) ) (( "i" "m" ) ) (( "y" "aa" "k" ) ) (( "s" "ee" "r" ) ) 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আরজেডিতে(( (( "aa" "r" ) ) (( "j" "ee" ) ) (( "dx" "i" ) ) (( "t" "ee" ) ) 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এনডিএমন্ত্রিসভায়টিডিপি(( (( "ee" "n" ) ) (( "dx" "i" ) ) (( "ee" ) ) (( "m" "a" "n" "t" ) ) (( "r" "i" "s" ) ) (( "bh" "aa" "y" ) ) (( "tx" "i" ) ) (( "dx" "i" ) ) (( "p" "i" ) ) 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স্বাস্থ্যকেন্দ্রগুলিতে(( (( "s" "b" "aa" "s" "th" ) ) (( "y" "a" ) ) (( "k" "ee" "n" "d" ) ) (( "r" "a" ) ) (( "g" "u" ) ) (( "l" "i" ) ) (( "t" "ee" ) ) ))</text:p>
          </table:table-cell>
          <table:table-cell table:number-columns-repeated="2"/>
        </table:table-row>
        <table:table-row table:style-name="ro1" table:number-rows-repeated="10484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pping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  <table:table-cell office:value-type="string" calcext:value-type="string">
            <text:p>ঁ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  <table:table-cell office:value-type="string" calcext:value-type="string">
            <text:p>ঁ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  <table:table-cell office:value-type="string" calcext:value-type="string">
            <text:p>ং</text:p>
          </table:table-cell>
        </table:table-row>
        <table:table-row table:style-name="ro2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  <table:table-cell office:value-type="string" calcext:value-type="string">
            <text:p>ঃ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  <table:table-cell office:value-type="string" calcext:value-type="string">
            <text:p>আ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  <table:table-cell office:value-type="string" calcext:value-type="string">
            <text:p>ই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  <table:table-cell office:value-type="string" calcext:value-type="string">
            <text:p>ঈ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  <table:table-cell office:value-type="string" calcext:value-type="string">
            <text:p>উ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  <table:table-cell office:value-type="string" calcext:value-type="string">
            <text:p>ঊ</text:p>
          </table:table-cell>
        </table:table-row>
        <table:table-row table:style-name="ro2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  <table:table-cell office:value-type="string" calcext:value-type="string">
            <text:p>ঋ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  <table:table-cell office:value-type="string" calcext:value-type="string">
            <text:p>ঌ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  <table:table-cell office:value-type="string" calcext:value-type="string">
            <text:p>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  <table:table-cell office:value-type="string" calcext:value-type="string">
            <text:p>ও</text:p>
          </table:table-cell>
        </table:table-row>
        <table:table-row table:style-name="ro2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  <table:table-cell office:value-type="string" calcext:value-type="string">
            <text:p>ও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  <table:table-cell office:value-type="string" calcext:value-type="string">
            <text:p>ঔ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  <table:table-cell office:value-type="string" calcext:value-type="string">
            <text:p>ক</text:p>
          </table:table-cell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  <table:table-cell office:value-type="string" calcext:value-type="string">
            <text:p>খ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  <table:table-cell office:value-type="string" calcext:value-type="string">
            <text:p>গ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  <table:table-cell office:value-type="string" calcext:value-type="string">
            <text:p>ঘ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  <table:table-cell office:value-type="string" calcext:value-type="string">
            <text:p>ঙ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  <table:table-cell office:value-type="string" calcext:value-type="string">
            <text:p>চ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  <table:table-cell office:value-type="string" calcext:value-type="string">
            <text:p>ছ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  <table:table-cell office:value-type="string" calcext:value-type="string">
            <text:p>জ</text:p>
          </table:table-cell>
        </table:table-row>
        <table:table-row table:style-name="ro2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  <table:table-cell office:value-type="string" calcext:value-type="string">
            <text:p>ঝ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  <table:table-cell office:value-type="string" calcext:value-type="string">
            <text:p>ঞ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  <table:table-cell office:value-type="string" calcext:value-type="string">
            <text:p>ট</text:p>
          </table:table-cell>
        </table:table-row>
        <table:table-row table:style-name="ro2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  <table:table-cell office:value-type="string" calcext:value-type="string">
            <text:p>ঠ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  <table:table-cell office:value-type="string" calcext:value-type="string">
            <text:p>ড</text:p>
          </table:table-cell>
        </table:table-row>
        <table:table-row table:style-name="ro2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  <table:table-cell office:value-type="string" calcext:value-type="string">
            <text:p>ঢ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  <table:table-cell office:value-type="string" calcext:value-type="string">
            <text:p>ণ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  <table:table-cell office:value-type="string" calcext:value-type="string">
            <text:p>ত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  <table:table-cell office:value-type="string" calcext:value-type="string">
            <text:p>থ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  <table:table-cell office:value-type="string" calcext:value-type="string">
            <text:p>দ</text:p>
          </table:table-cell>
        </table:table-row>
        <table:table-row table:style-name="ro2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  <table:table-cell office:value-type="string" calcext:value-type="string">
            <text:p>ধ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ন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  <table:table-cell office:value-type="string" calcext:value-type="string">
            <text:p>ন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  <table:table-cell office:value-type="string" calcext:value-type="string">
            <text:p>প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  <table:table-cell office:value-type="string" calcext:value-type="string">
            <text:p>ফ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  <table:table-cell office:value-type="string" calcext:value-type="string">
            <text:p>ব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  <table:table-cell office:value-type="string" calcext:value-type="string">
            <text:p>ভ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  <table:table-cell office:value-type="string" calcext:value-type="string">
            <text:p>ম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  <table:table-cell office:value-type="string" calcext:value-type="string">
            <text:p>য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  <table:table-cell office:value-type="string" calcext:value-type="string">
            <text:p>র</text:p>
          </table:table-cell>
        </table:table-row>
        <table:table-row table:style-name="ro2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  <table:table-cell office:value-type="string" calcext:value-type="string">
            <text:p>র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  <table:table-cell office:value-type="string" calcext:value-type="string">
            <text:p>ল</text:p>
          </table:table-cell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  <table:table-cell office:value-type="string" calcext:value-type="string">
            <text:p>ল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  <table:table-cell office:value-type="string" calcext:value-type="string">
            <text:p>ল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  <table:table-cell office:value-type="string" calcext:value-type="string">
            <text:p>ব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  <table:table-cell office:value-type="string" calcext:value-type="string">
            <text:p>শ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  <table:table-cell office:value-type="string" calcext:value-type="string">
            <text:p>ষ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  <table:table-cell office:value-type="string" calcext:value-type="string">
            <text:p>স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  <table:table-cell office:value-type="string" calcext:value-type="string">
            <text:p>হ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  <table:table-cell office:value-type="string" calcext:value-type="string">
            <text:p>া</text:p>
          </table:table-cell>
        </table:table-row>
        <table:table-row table:style-name="ro2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  <table:table-cell office:value-type="string" calcext:value-type="string">
            <text:p>়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  <table:table-cell office:value-type="string" calcext:value-type="string">
            <text:p>ঽ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  <table:table-cell office:value-type="string" calcext:value-type="string">
            <text:p>া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  <table:table-cell office:value-type="string" calcext:value-type="string">
            <text:p>ি</text:p>
          </table:table-cell>
        </table:table-row>
        <table:table-row table:style-name="ro2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  <table:table-cell office:value-type="string" calcext:value-type="string">
            <text:p>ী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  <table:table-cell office:value-type="string" calcext:value-type="string">
            <text:p>ু</text:p>
          </table:table-cell>
        </table:table-row>
        <table:table-row table:style-name="ro2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  <table:table-cell office:value-type="string" calcext:value-type="string">
            <text:p>ূ</text:p>
          </table:table-cell>
        </table:table-row>
        <table:table-row table:style-name="ro2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  <table:table-cell office:value-type="string" calcext:value-type="string">
            <text:p>ৃ</text:p>
          </table:table-cell>
        </table:table-row>
        <table:table-row table:style-name="ro2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  <table:table-cell office:value-type="string" calcext:value-type="string">
            <text:p>ৄ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  <table:table-cell office:value-type="string" calcext:value-type="string">
            <text:p>ে</text:p>
          </table:table-cell>
        </table:table-row>
        <table:table-row table:style-name="ro2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  <table:table-cell office:value-type="string" calcext:value-type="string">
            <text:p>ে</text:p>
          </table:table-cell>
        </table:table-row>
        <table:table-row table:style-name="ro2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  <table:table-cell office:value-type="string" calcext:value-type="string">
            <text:p>ৈ</text:p>
          </table:table-cell>
        </table:table-row>
        <table:table-row table:style-name="ro2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  <table:table-cell office:value-type="string" calcext:value-type="string">
            <text:p>া</text:p>
          </table:table-cell>
        </table:table-row>
        <table:table-row table:style-name="ro2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  <table:table-cell office:value-type="string" calcext:value-type="string">
            <text:p>ো</text:p>
          </table:table-cell>
        </table:table-row>
        <table:table-row table:style-name="ro2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  <table:table-cell office:value-type="string" calcext:value-type="string">
            <text:p>ো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  <table:table-cell office:value-type="string" calcext:value-type="string">
            <text:p>ৌ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  <table:table-cell office:value-type="string" calcext:value-type="string">
            <text:p>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  <table:table-cell office:value-type="string" calcext:value-type="string">
            <text:p>ৎ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  <table:table-cell office:value-type="string" calcext:value-type="string">
            <text:p>ৌ</text:p>
          </table:table-cell>
        </table:table-row>
        <table:table-row table:style-name="ro2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  <table:table-cell office:value-type="string" calcext:value-type="string">
            <text:p>ওম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  <table:table-cell office:value-type="string" calcext:value-type="string">
            <text:p>ৗ</text:p>
          </table:table-cell>
        </table:table-row>
        <table:table-row table:style-name="ro2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  <table:table-cell office:value-type="string" calcext:value-type="string">
            <text:p>ক</text:p>
          </table:table-cell>
        </table:table-row>
        <table:table-row table:style-name="ro2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  <table:table-cell office:value-type="string" calcext:value-type="string">
            <text:p>খ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  <table:table-cell office:value-type="string" calcext:value-type="string">
            <text:p>গ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  <table:table-cell office:value-type="string" calcext:value-type="string">
            <text:p>জ</text:p>
          </table:table-cell>
        </table:table-row>
        <table:table-row table:style-name="ro2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  <table:table-cell office:value-type="string" calcext:value-type="string">
            <text:p>ড</text:p>
          </table:table-cell>
        </table:table-row>
        <table:table-row table:style-name="ro2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  <table:table-cell office:value-type="string" calcext:value-type="string">
            <text:p>ঢ়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  <table:table-cell office:value-type="string" calcext:value-type="string">
            <text:p>ফ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  <table:table-cell office:value-type="string" calcext:value-type="string">
            <text:p>য়</text:p>
          </table:table-cell>
        </table:table-row>
        <table:table-row table:style-name="ro2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  <table:table-cell office:value-type="string" calcext:value-type="string">
            <text:p>ৠ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  <table:table-cell office:value-type="string" calcext:value-type="string">
            <text:p>লু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  <table:table-cell office:value-type="string" calcext:value-type="string">
            <text:p>ৢ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  <table:table-cell office:value-type="string" calcext:value-type="string">
            <text:p>ৣ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  <table:table-cell office:value-type="string" calcext:value-type="string">
            <text:p>০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  <table:table-cell office:value-type="string" calcext:value-type="string">
            <text:p>১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  <table:table-cell office:value-type="string" calcext:value-type="string">
            <text:p>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  <table:table-cell office:value-type="string" calcext:value-type="string">
            <text:p>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  <table:table-cell office:value-type="string" calcext:value-type="string">
            <text:p>৪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  <table:table-cell office:value-type="string" calcext:value-type="string">
            <text:p>৫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  <table:table-cell office:value-type="string" calcext:value-type="string">
            <text:p>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  <table:table-cell office:value-type="string" calcext:value-type="string">
            <text:p>৭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  <table:table-cell office:value-type="string" calcext:value-type="string">
            <text:p>৮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  <table:table-cell office:value-type="string" calcext:value-type="string">
            <text:p>৯</text:p>
          </table:table-cell>
        </table:table-row>
        <table:table-row table:style-name="ro2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  <table:table-cell office:value-type="string" calcext:value-type="string">
            <text:p>ৰ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  <table:table-cell office:value-type="string" calcext:value-type="string">
            <text:p>ৱ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  <table:table-cell office:value-type="string" calcext:value-type="string">
            <text:p>৲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  <table:table-cell office:value-type="string" calcext:value-type="string">
            <text:p>৳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  <table:table-cell office:value-type="string" calcext:value-type="string">
            <text:p>৴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  <table:table-cell office:value-type="string" calcext:value-type="string">
            <text:p>৵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  <table:table-cell office:value-type="string" calcext:value-type="string">
            <text:p>৶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  <table:table-cell office:value-type="string" calcext:value-type="string">
            <text:p>৷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  <table:table-cell office:value-type="string" calcext:value-type="string">
            <text:p>৸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  <table:table-cell office:value-type="string" calcext:value-type="string">
            <text:p>৹</text:p>
          </table:table-cell>
        </table:table-row>
        <table:table-row table:style-name="ro2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  <table:table-cell office:value-type="string" calcext:value-type="string">
            <text:p>৺</text:p>
          </table:table-cell>
        </table:table-row>
        <table:table-row table:style-name="ro2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  <table:table-cell office:value-type="string" calcext:value-type="string">
            <text:p>৻</text:p>
          </table:table-cell>
        </table:table-row>
        <table:table-row table:style-name="ro2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  <table:table-cell office:value-type="string" calcext:value-type="string">
            <text:p>জ</text:p>
          </table:table-cell>
        </table:table-row>
        <table:table-row table:style-name="ro2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  <table:table-cell office:value-type="string" calcext:value-type="string">
            <text:p>ড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  <table:table-cell office:value-type="string" calcext:value-type="string">
            <text:p>ব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comparisoin of different parsers'.A1:'comparisoin of different parsers'.A104857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8-14T12:13:23.406868939</dc:date>
    <meta:editing-duration>PT30M27S</meta:editing-duration>
    <meta:editing-cycles>4</meta:editing-cycles>
    <meta:generator>LibreOffice/7.3.7.2$Linux_X86_64 LibreOffice_project/30$Build-2</meta:generator>
    <meta:document-statistic meta:table-count="3" meta:cell-count="638" meta:object-count="0"/>
  </office:meta>
</office:document-meta>
</file>